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1be3" officeooo:paragraph-rsid="00101be3"/>
    </style:style>
    <style:style style:name="P2" style:family="paragraph" style:parent-style-name="Standard">
      <style:text-properties officeooo:rsid="00101be3" officeooo:paragraph-rsid="00101be3"/>
    </style:style>
    <style:style style:name="P3" style:family="paragraph" style:parent-style-name="Standard">
      <style:text-properties officeooo:rsid="0012ba1d" officeooo:paragraph-rsid="0012ba1d"/>
    </style:style>
    <style:style style:name="T1" style:family="text">
      <style:text-properties officeooo:rsid="0010e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ndage réalité virtuelle</text:p>
      <text:p text:style-name="P1"/>
      <text:p text:style-name="P3"><text:a xlink:type="simple" xlink:href="https://www.survio.com/survey/d/D5M7J0S8W6O1N4G5L" text:style-name="Internet_20_link" text:visited-style-name="Visited_20_Internet_20_Link">https://www.survio.com/survey/d/D5M7J0S8W6O1N4G5L</text:a></text:p>
      <text:p text:style-name="P3"/>
      <text:p text:style-name="P1"/>
      <text:p text:style-name="P1"/>
      <text:p text:style-name="P1"/>
      <text:p text:style-name="P1">1. Connaisez vous la réalité virtuelle</text:p>
      <text:p text:style-name="P1"/>
      <text:p text:style-name="P1"/>
      <text:p text:style-name="P1">oui <text:s text:c="25"/>non</text:p>
      <text:p text:style-name="P1"/>
      <text:p text:style-name="P1"/>
      <text:p text:style-name="P1">2. Qu-est ce que l’occulus rift ?</text:p>
      <text:p text:style-name="P1"/>
      <text:p text:style-name="P1">1 un œil de verre <text:s text:c="4"/>2. un jeux vidéo <text:s text:c="2"/>3. un casque immersif</text:p>
      <text:p text:style-name="P1"/>
      <text:p text:style-name="P1">3. Avez vous déjà testé la RV</text:p>
      <text:p text:style-name="P1"/>
      <text:p text:style-name="P1">1.oui <text:s text:c="14"/>2.non</text:p>
      <text:p text:style-name="P1"/>
      <text:p text:style-name="P1">4. si oui, avez vous ressentis des effets secondaires ?(choix multiple)</text:p>
      <text:p text:style-name="P1"/>
      <text:p text:style-name="P1">1. nausées,vertiges <text:s text:c="2"/>2. mal de tête <text:s/>3. mal aux yeux <text:s text:c="3"/>4. non</text:p>
      <text:p text:style-name="P1"/>
      <text:p text:style-name="P1"/>
      <text:p text:style-name="P1">5. Possédez vous un occulus rift ou autre modèle ?</text:p>
      <text:p text:style-name="P1"/>
      <text:p text:style-name="P1">1. oui <text:s text:c="4"/>2. non</text:p>
      <text:p text:style-name="P1"/>
      <text:p text:style-name="P1">6.si non, aimeriez vous en <text:span text:style-name="T1">posséder</text:span> un ?</text:p>
      <text:p text:style-name="P1"/>
      <text:p text:style-name="P1">1.oui <text:s/>2.non</text:p>
      <text:p text:style-name="P1"/>
      <text:p text:style-name="P1"/>
      <text:p text:style-name="P1"><text:span text:style-name="T1">7</text:span>. Si oui , depuis quel âge ?</text:p>
      <text:p text:style-name="P1"/>
      <text:p text:style-name="P1"/>
      <text:p text:style-name="P1"><text:span text:style-name="T1">8</text:span>. Combien de temps par jour environ ?</text:p>
      <text:p text:style-name="P1"/>
      <text:p text:style-name="P1">1 <text:s text:c="16"/>2 <text:s text:c="17"/>3+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9:55.363000000</meta:creation-date>
    <dc:date>2017-11-21T12:11:03.459000000</dc:date>
    <meta:editing-duration>PT18M1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7" meta:word-count="107" meta:character-count="652" meta:non-whitespace-character-count="473"/>
  </office:meta>
</office:document-meta>
</file>